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19">
      <style:table-cell-properties fo:border-top="thin solid #000000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 table:visibility="collapse"/>
        <table:table-column table:style-name="co5" table:number-columns-repeated="16377" table:default-cell-style-name="ce1"/>
        <table:table-row table:style-name="ro1">
          <table:table-cell table:style-name="ce3"/>
          <table:table-cell office:value-type="string" table:style-name="ce3">
            <text:p>Optimality and robustness</text:p>
          </table:table-cell>
          <table:table-cell office:value-type="string" table:style-name="ce3">
            <text:p>Modelling of Mechanical and Thermal Systems</text:p>
          </table:table-cell>
          <table:table-cell office:value-type="string" table:style-name="ce3">
            <text:p>Fault detection, Isolation and Modelling</text:p>
          </table:table-cell>
          <table:table-cell table:number-columns-repeated="16380"/>
        </table:table-row>
        <table:table-row table:style-name="ro2">
          <table:table-cell office:value-type="date" office:date-value="2017-05-31T00:00:00" table:style-name="ce2">
            <text:p>31-05-2017</text:p>
          </table:table-cell>
          <table:table-cell office:value-type="string" table:style-name="ce1">
            <text:p>QUE 3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17-06-01T00:00:00" table:style-name="ce2">
            <text:p>01-06-2017</text:p>
          </table:table-cell>
          <table:table-cell office:value-type="string" table:style-name="ce1">
            <text:p>QUE 6 and 7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17-06-02T00:00:00" table:style-name="ce2">
            <text:p>02-06-2017</text:p>
          </table:table-cell>
          <table:table-cell office:value-type="string" table:style-name="ce1">
            <text:p>QUE 10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17-06-03T00:00:00" table:style-name="ce2">
            <text:p>03-06-2017</text:p>
          </table:table-cell>
          <table:table-cell office:value-type="string" table:style-name="ce1">
            <text:p>QUE 1 and 2</text:p>
          </table:table-cell>
          <table:table-cell table:style-name="ce1"/>
          <table:table-cell office:value-type="string" table:style-name="ce1">
            <text:p>QUE 1<text:s/></text:p>
          </table:table-cell>
          <table:table-cell table:number-columns-repeated="16380"/>
        </table:table-row>
        <table:table-row table:style-name="ro2">
          <table:table-cell office:value-type="date" office:date-value="2017-06-04T00:00:00" table:style-name="ce2">
            <text:p>04-06-2017</text:p>
          </table:table-cell>
          <table:table-cell office:value-type="string" table:style-name="ce1">
            <text:p>QUE 4 and 5</text:p>
          </table:table-cell>
          <table:table-cell table:style-name="ce1"/>
          <table:table-cell office:value-type="string" table:style-name="ce1">
            <text:p>QUE 2</text:p>
          </table:table-cell>
          <table:table-cell table:number-columns-repeated="16380"/>
        </table:table-row>
        <table:table-row table:style-name="ro2">
          <table:table-cell office:value-type="date" office:date-value="2017-06-05T00:00:00" table:style-name="ce2">
            <text:p>05-06-2017</text:p>
          </table:table-cell>
          <table:table-cell office:value-type="string" table:style-name="ce1">
            <text:p>QUE 8</text:p>
          </table:table-cell>
          <table:table-cell table:style-name="ce1"/>
          <table:table-cell office:value-type="string" table:style-name="ce1">
            <text:p>QUE 3</text:p>
          </table:table-cell>
          <table:table-cell table:number-columns-repeated="16380"/>
        </table:table-row>
        <table:table-row table:style-name="ro2">
          <table:table-cell office:value-type="date" office:date-value="2017-06-06T00:00:00" table:style-name="ce2">
            <text:p>06-06-2017</text:p>
          </table:table-cell>
          <table:table-cell office:value-type="string" table:style-name="ce1">
            <text:p>QUE 9</text:p>
          </table:table-cell>
          <table:table-cell table:style-name="ce1"/>
          <table:table-cell office:value-type="string" table:style-name="ce1">
            <text:p>QUE 4</text:p>
          </table:table-cell>
          <table:table-cell table:number-columns-repeated="16380"/>
        </table:table-row>
        <table:table-row table:style-name="ro2">
          <table:table-cell office:value-type="date" office:date-value="2017-06-07T00:00:00" table:style-name="ce2">
            <text:p>07-06-2017</text:p>
          </table:table-cell>
          <table:table-cell table:number-columns-repeated="2" table:style-name="ce1"/>
          <table:table-cell office:value-type="string" table:style-name="ce1">
            <text:p>QUE 5 and 6</text:p>
          </table:table-cell>
          <table:table-cell table:number-columns-repeated="16380"/>
        </table:table-row>
        <table:table-row table:style-name="ro2">
          <table:table-cell office:value-type="date" office:date-value="2017-06-08T00:00:00" table:style-name="ce2">
            <text:p>08-06-2017</text:p>
          </table:table-cell>
          <table:table-cell table:style-name="ce1"/>
          <table:table-cell office:value-type="string" table:style-name="ce1">
            <text:p>QUE 1 and 2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09T00:00:00" table:style-name="ce2">
            <text:p>09-06-2017</text:p>
          </table:table-cell>
          <table:table-cell table:style-name="ce1"/>
          <table:table-cell office:value-type="string" table:style-name="ce1">
            <text:p>QUE 3<text:s/>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10T00:00:00" table:style-name="ce2">
            <text:p>10-06-2017</text:p>
          </table:table-cell>
          <table:table-cell table:style-name="ce1"/>
          <table:table-cell office:value-type="string" table:style-name="ce1">
            <text:p>QUE 4 and 5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11T00:00:00" table:style-name="ce2">
            <text:p>11-06-2017</text:p>
          </table:table-cell>
          <table:table-cell office:value-type="string" table:style-name="ce1">
            <text:p>Read up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17-06-12T00:00:00" table:style-name="ce4">
            <text:p>12-06-2017</text:p>
          </table:table-cell>
          <table:table-cell office:value-type="string" table:style-name="ce6">
            <office:annotation draw:style-name="a0" svg:x="2.76041666666667in" svg:y="2.64583333333333in" svg:width="2.04166666666667in" svg:height="1.10416666666667in">
              <dc:creator>Nicolaj Vinkel Christensen</dc:creator>
              <text:p><text:span text:style-name="T2">Nicolaj Vinkel Christensen:</text:span><text:span text:style-name="T1"/></text:p>
              <text:p><text:span text:style-name="T1">11:15 Nicolaj Vinkel Christensen</text:span></text:p>
              <text:p><text:span text:style-name="T1">11:45 Ignacio Trojaola Bolinaga</text:span></text:p>
              <text:p><text:span text:style-name="T1">12:00 Pause</text:span></text:p>
              <text:p><text:span text:style-name="T1">12:30 Simon Bjerre Krogh</text:span></text:p>
              <text:p><text:span text:style-name="T1">13:00 Daniel Bähner Andersen</text:span></text:p>
              <text:p><text:span text:style-name="T1">13:30 Krisztián Márk Balla</text:span></text:p>
            </office:annotation>
            <text:p>EXAM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date" office:date-value="2017-06-13T00:00:00" table:style-name="ce2">
            <text:p>13-06-2017</text:p>
          </table:table-cell>
          <table:table-cell table:style-name="ce1"/>
          <table:table-cell office:value-type="string" table:style-name="ce1">
            <text:p>QUE 6 and 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14T00:00:00" table:style-name="ce2">
            <text:p>14-06-2017</text:p>
          </table:table-cell>
          <table:table-cell table:style-name="ce1"/>
          <table:table-cell office:value-type="string" table:style-name="ce1">
            <text:p>QUE 8 and 9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15T00:00:00" table:style-name="ce2">
            <text:p>15-06-2017</text:p>
          </table:table-cell>
          <table:table-cell table:style-name="ce1"/>
          <table:table-cell office:value-type="string" table:style-name="ce1">
            <text:p>QUE 10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7-06-16T00:00:00" table:style-name="ce4">
            <text:p>16-06-2017</text:p>
          </table:table-cell>
          <table:table-cell table:style-name="ce5"/>
          <table:table-cell office:value-type="string" table:style-name="ce6">
            <office:annotation draw:style-name="a1" svg:x="5.80208333333333in" svg:y="3.47916666666667in" svg:width="2.04166666666667in" svg:height="0.979166666666667in">
              <dc:creator>Nicolaj Vinkel Christensen</dc:creator>
              <text:p><text:span text:style-name="T2">Nicolaj Vinkel Christensen:</text:span><text:span text:style-name="T1"/></text:p>
              <text:p><text:span text:style-name="T1">08:15 Simon Bjerre Krogh</text:span></text:p>
              <text:p><text:span text:style-name="T1">08:45 Daniel Bähner Andersen</text:span></text:p>
              <text:p><text:span text:style-name="T1">09:15 Krisztián Márk Balla</text:span></text:p>
              <text:p><text:span text:style-name="T1">11:00 Ignacio Trojaola Bolinaga</text:span></text:p>
              <text:p><text:span text:style-name="T1">11:30 Nicolaj Vinkel Christensen</text:span></text:p>
            </office:annotation>
            <text:p>EXAM</text:p>
          </table:table-cell>
          <table:table-cell office:value-type="string" table:style-name="ce5">
            <text:p>QUE 7</text:p>
          </table:table-cell>
          <table:table-cell table:number-columns-repeated="16380"/>
        </table:table-row>
        <table:table-row table:style-name="ro2">
          <table:table-cell office:value-type="date" office:date-value="2017-06-17T00:00:00" table:style-name="ce2">
            <text:p>17-06-2017</text:p>
          </table:table-cell>
          <table:table-cell table:number-columns-repeated="2" table:style-name="ce1"/>
          <table:table-cell office:value-type="string" table:style-name="ce1">
            <text:p>QUE 8 and 9</text:p>
          </table:table-cell>
          <table:table-cell table:number-columns-repeated="16380"/>
        </table:table-row>
        <table:table-row table:style-name="ro2">
          <table:table-cell office:value-type="date" office:date-value="2017-06-18T00:00:00" table:style-name="ce2">
            <text:p>18-06-2017</text:p>
          </table:table-cell>
          <table:table-cell table:number-columns-repeated="2" table:style-name="ce1"/>
          <table:table-cell office:value-type="string" table:style-name="ce1">
            <text:p>QUE 10 and 11</text:p>
          </table:table-cell>
          <table:table-cell table:number-columns-repeated="16380"/>
        </table:table-row>
        <table:table-row table:style-name="ro2">
          <table:table-cell office:value-type="date" office:date-value="2017-06-19T00:00:00" table:style-name="ce4">
            <text:p>19-06-2017</text:p>
          </table:table-cell>
          <table:table-cell table:number-columns-repeated="2" table:style-name="ce5"/>
          <table:table-cell office:value-type="string" table:style-name="ce6">
            <office:annotation draw:style-name="a2" svg:x="8.71875in" svg:y="4.10416666666667in" svg:width="2.125in" svg:height="1.86458333333333in">
              <dc:creator>Nicolaj Vinkel Christensen</dc:creator>
              <text:p><text:span text:style-name="T2">Nicolaj Vinkel Christensen:</text:span><text:span text:style-name="T1"/></text:p>
              <text:p><text:span text:style-name="T1">09:45 Nicolaj Vinkel Christensen</text:span></text:p>
              <text:p><text:span text:style-name="T1">10:00 Ignacio Trojaola Bolinaga</text:span></text:p>
              <text:p><text:span text:style-name="T1">10:15 Simon Bjerre Krogh</text:span></text:p>
              <text:p><text:span text:style-name="T1">10:30 Daniel Bähner Andersen</text:span></text:p>
              <text:p><text:span text:style-name="T1">10:45 Krisztián Márk Balla</text:span></text:p>
            </office:annotation>
            <text:p>EXAM</text:p>
          </table:table-cell>
          <table:table-cell table:number-columns-repeated="16380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Nicolaj Vinkel Christensen</meta:initial-creator>
    <dc:creator>Nicolaj Vinkel Christensen</dc:creator>
    <meta:creation-date>2017-05-31T08:38:44Z</meta:creation-date>
    <dc:date>2017-05-31T10:34:44Z</dc:date>
  </office:meta>
</office:document-meta>
</file>